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color="#004586" fo:font-weight="bold" style:font-weight-asian="bold" style:font-weight-complex="bold"/>
    </style:style>
    <style:style style:name="P9" style:family="paragraph" style:parent-style-name="Standard">
      <style:text-properties fo:color="#004586" fo:font-weight="bold" fo:background-color="transparent" style:font-weight-asian="bold" style:font-weight-complex="bold"/>
    </style:style>
    <style:style style:name="P10"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4586" fo:font-size="14pt" fo:font-weight="bold" style:font-size-asian="14pt" style:font-size-complex="14pt"/>
    </style:style>
    <style:style style:name="P12" style:family="paragraph" style:parent-style-name="Standard">
      <style:text-properties fo:font-variant="normal" fo:text-transform="none" fo:color="#004586" fo:letter-spacing="normal" fo:font-style="normal" fo:font-weight="bold" style:font-weight-asian="bold" style:font-weight-complex="bold"/>
    </style:style>
    <style:style style:name="P13"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4"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6" style:family="paragraph" style:parent-style-name="Standard">
      <style:text-properties fo:font-variant="normal" fo:text-transform="none" fo:color="#222222" fo:letter-spacing="normal" fo:font-style="normal" fo:font-weight="normal" fo:background-color="transparent"/>
    </style:style>
    <style:style style:name="P17" style:family="paragraph" style:parent-style-name="Standard">
      <style:text-properties fo:font-variant="normal" fo:text-transform="none" fo:color="#222222" fo:letter-spacing="normal" fo:font-style="normal" fo:background-color="transparent"/>
    </style:style>
    <style:style style:name="P1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19" style:family="paragraph" style:parent-style-name="Standard">
      <style:paragraph-properties style:snap-to-layout-grid="false"/>
      <style:text-properties style:font-name="Arial" fo:font-size="11pt" style:font-size-asian="11pt" style:font-name-complex="Arial" style:font-size-complex="11pt"/>
    </style:style>
    <style:style style:name="P20"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21"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24" style:family="paragraph" style:parent-style-name="Standard">
      <style:paragraph-properties fo:margin-left="0cm" fo:margin-right="0cm" fo:orphans="2" fo:widows="2" fo:text-indent="0cm" style:auto-text-indent="false"/>
    </style:style>
    <style:style style:name="P25"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26"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27"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28" style:family="paragraph" style:parent-style-name="Standard">
      <style:paragraph-properties fo:margin-top="0cm" fo:margin-bottom="0.212cm" style:snap-to-layout-grid="false"/>
    </style:style>
    <style:style style:name="P29" style:family="paragraph" style:parent-style-name="Standard">
      <style:paragraph-properties fo:margin-left="1.251cm" fo:margin-right="0cm" fo:margin-top="0cm" fo:margin-bottom="0.212cm" fo:text-indent="0cm" style:auto-text-indent="false" style:snap-to-layout-grid="false"/>
    </style:style>
    <style:style style:name="P30" style:family="paragraph" style:parent-style-name="Standard">
      <style:paragraph-properties fo:margin-left="2.501cm" fo:margin-right="0cm" fo:margin-top="0cm" fo:margin-bottom="0.212cm" fo:text-indent="0cm" style:auto-text-indent="false" style:snap-to-layout-grid="false"/>
    </style:style>
    <style:style style:name="P31"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2"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3"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6"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7"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8"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9" style:family="paragraph" style:parent-style-name="Heading_20_2">
      <style:paragraph-properties fo:line-height="150%" fo:text-align="center" style:justify-single-word="false" fo:orphans="2" fo:widows="2"/>
      <style:text-properties fo:font-variant="normal" fo:text-transform="none" fo:color="#004586" style:font-name="URW Chancery L" fo:font-size="36pt" fo:letter-spacing="normal" fo:font-style="normal" fo:font-weight="bold" style:font-size-asian="36pt" style:font-style-asian="italic" style:font-weight-asian="bold" style:font-name-complex="Arial" style:font-size-complex="36pt" style:font-style-complex="italic"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Standard" style:list-style-name="L1">
      <style:text-properties fo:font-weight="normal" style:font-weight-asian="normal" style:font-weight-complex="normal"/>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text-properties fo:font-weight="normal" style:font-weight-asian="normal" style:font-weight-complex="normal"/>
    </style:style>
    <style:style style:name="P44" style:family="paragraph" style:parent-style-name="Standard" style:list-style-name="L4">
      <style:text-properties fo:font-weight="normal" style:font-weight-asian="normal" style:font-weight-complex="normal"/>
    </style:style>
    <style:style style:name="P45" style:family="paragraph" style:parent-style-name="Standard" style:list-style-name="L5">
      <style:text-properties fo:font-weight="normal" style:font-weight-asian="normal" style:font-weight-complex="normal"/>
    </style:style>
    <style:style style:name="P46" style:family="paragraph" style:parent-style-name="Standard" style:list-style-name="L6">
      <style:text-properties fo:font-weight="normal" style:font-weight-asian="normal" style:font-weight-complex="normal"/>
    </style:style>
    <style:style style:name="P47" style:family="paragraph" style:parent-style-name="Standard" style:list-style-name="L7">
      <style:text-properties fo:font-weight="normal" style:font-weight-asian="normal" style:font-weight-complex="normal"/>
    </style:style>
    <style:style style:name="P48" style:family="paragraph" style:parent-style-name="Standard" style:list-style-name="L8">
      <style:text-properties fo:font-weight="normal" style:font-weight-asian="normal" style:font-weight-complex="normal"/>
    </style:style>
    <style:style style:name="P49" style:family="paragraph" style:parent-style-name="Standard" style:list-style-name="L9">
      <style:text-properties fo:font-weight="normal" style:font-weight-asian="normal" style:font-weight-complex="normal"/>
    </style:style>
    <style:style style:name="P50"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1"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52" style:family="paragraph" style:parent-style-name="Standard">
      <style:text-properties fo:font-variant="normal" fo:text-transform="none" fo:color="#004586" fo:letter-spacing="normal" fo:font-style="normal" fo:font-weight="bold" style:font-weight-asian="bold" style:font-weight-complex="bold"/>
    </style:style>
    <style:style style:name="P53"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54" style:family="paragraph" style:parent-style-name="Standard">
      <style:paragraph-properties fo:text-align="center" style:justify-single-word="false"/>
      <style:text-properties fo:color="#004586" fo:font-size="14pt" fo:font-weight="bold" style:font-size-asian="14pt" style:font-size-complex="14pt"/>
    </style:style>
    <style:style style:name="P55" style:family="paragraph" style:parent-style-name="Standard">
      <style:text-properties fo:color="#004586" fo:font-weight="bold" style:font-weight-asian="bold" style:font-weight-complex="bold"/>
    </style:style>
    <style:style style:name="P5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7"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8"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background-color="#ff0000"/>
    </style:style>
    <style:style style:name="T6" style:family="text">
      <style:text-properties fo:background-color="#ffff00"/>
    </style:style>
    <style:style style:name="T7" style:family="text">
      <style:text-properties fo:background-color="#0000ff"/>
    </style:style>
    <style:style style:name="T8" style:family="text">
      <style:text-properties style:use-window-font-color="true"/>
    </style:style>
    <style:style style:name="T9" style:family="text">
      <style:text-properties fo:font-variant="normal" fo:text-transform="none"/>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normal" fo:font-weight="normal" fo:background-color="transparent" style:font-weight-asian="bold" style:font-weight-complex="bold"/>
    </style:style>
    <style:style style:name="T12" style:family="text">
      <style:text-properties fo:font-variant="normal" fo:text-transform="none" fo:color="#004586" fo:letter-spacing="normal" fo:font-style="normal" fo:font-weight="normal"/>
    </style:style>
    <style:style style:name="T13" style:family="text">
      <style:text-properties fo:font-variant="normal" fo:text-transform="none" fo:color="#004586" fo:letter-spacing="normal" fo:font-style="normal" fo:font-weight="bold" fo:background-color="transparent" style:font-weight-asian="bold" style:font-weight-complex="bold"/>
    </style:style>
    <style:style style:name="T14" style:family="text">
      <style:text-properties fo:font-variant="normal" fo:text-transform="none" fo:color="#004586" style:font-name="Arial" fo:font-size="14pt" fo:letter-spacing="normal" fo:font-style="normal" fo:font-weight="normal" style:font-size-asian="14pt" style:font-size-complex="14pt"/>
    </style:style>
    <style:style style:name="T15" style:family="text">
      <style:text-properties fo:font-variant="normal" fo:text-transform="none" fo:color="#004586" style:font-name="Arial" fo:letter-spacing="normal" fo:font-style="normal" fo:font-weight="bold" style:font-weight-asian="bold" style:font-weight-complex="bold"/>
    </style:style>
    <style:style style:name="T16" style:family="text">
      <style:text-properties fo:font-variant="normal" fo:text-transform="none" fo:color="#000000" fo:letter-spacing="normal" fo:font-style="normal" fo:font-weight="normal" fo:background-color="transparent" style:font-weight-asian="normal" style:font-weight-complex="normal"/>
    </style:style>
    <style:style style:name="T17" style:family="text">
      <style:text-properties fo:font-variant="normal" fo:text-transform="none" fo:color="#000080" fo:letter-spacing="normal" fo:font-style="normal" fo:font-weight="normal"/>
    </style:style>
    <style:style style:name="T18" style:family="text">
      <style:text-properties style:font-name="Arial"/>
    </style:style>
    <style:style style:name="T19" style:family="text">
      <style:text-properties style:font-name="Arial" fo:font-size="11pt" style:font-size-asian="11pt" style:font-name-complex="Arial" style:font-size-complex="11pt"/>
    </style:style>
    <style:style style:name="T20" style:family="text">
      <style:text-properties fo:color="#004586"/>
    </style:style>
    <style:style style:name="T21" style:family="text">
      <style:text-properties fo:letter-spacing="normal"/>
    </style:style>
    <style:style style:name="T22" style:family="text">
      <style:text-properties fo:color="#000080"/>
    </style:style>
    <style:style style:name="T23" style:family="text">
      <style:text-properties fo:background-color="transparent"/>
    </style:style>
    <style:style style:name="T24" style:family="text">
      <style:text-properties fo:background-color="transparent" style:font-weight-asian="normal" style:font-weight-complex="normal"/>
    </style:style>
    <style:style style:name="T25" style:family="text">
      <style:text-properties style:font-weight-asian="bold" style:font-weight-complex="bold"/>
    </style:style>
    <style:style style:name="T26" style:family="text">
      <style:text-properties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7">azul:</text:span> revisar para borrar</text:p>
      <text:p text:style-name="Standard"><text:span text:style-name="T3">verde:</text:span> revisar para agregar</text:p>
      <text:p text:style-name="Standard"><text:span text:style-name="T6">amarillo:</text:span> revisar</text:p>
      <text:p text:style-name="Standard"><text:span text:style-name="T5">rojo:</text:span> anotaciones</text:p>
      <text:p text:style-name="Standard"/>
      <text:p text:style-name="Standard">Los corchetes representan tareas o información a agregar, ej: [INDICE]</text:p>
      <text:p text:style-name="P7">[INDICE]</text:p>
      <text:p text:style-name="P5"/>
      <text:p text:style-name="P7">[INDICE FIGURAS]</text:p>
      <text:p text:style-name="P7">[AGREGAR INFO JAVA (ver informe del nico y raul)]</text:p>
      <text:p text:style-name="P7"/>
      <text:p text:style-name="P7">Diseño e implementación:</text:p>
      <text:p text:style-name="P5"/>
      <text:p text:style-name="P2">Metodología de trabajo:</text:p>
      <text:p text:style-name="P2">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1"><text:span text:style-name="T23">Especificación de requerimientos:</text:span></text:p>
      <text:p text:style-name="P2">[TODO: COPIAR ESPECIFICACIÓN DE REQUERIMIENTOS DE SOFTWARE]</text:p>
      <text:p text:style-name="P1"/>
      <text:p text:style-name="P1"/>
      <text:p text:style-name="P1">Diseño</text:p>
      <text:p text:style-name="P1"/>
      <text:p text:style-name="P20">[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8">como generación de reporte, consulta de estado del motor, </text:span><text:soft-page-break/><text:span text:style-name="T8">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text:soft-page-break/></text:p>
      <text:list xml:id="list783461113" text:style-name="L1">
        <text:list-item>
          <text:p text:style-name="P41">Contener toda estructura necesaria para un estado de un problema de búsqueda</text:p>
        </text:list-item>
        <text:list-item>
          <text:p text:style-name="P41">Ofrecer los métodos necesarios para interactuar con dichas estructuras</text:p>
        </text:list-item>
        <text:list-item>
          <text:p text:style-name="P41">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1295715382" text:style-name="L2">
        <text:list-item>
          <text:p text:style-name="P42">Ofrecer un método para evaluar al estado</text:p>
        </text:list-item>
        <text:list-item>
          <text:p text:style-name="P42">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99378067" text:style-name="L3">
        <text:list-item>
          <text:p text:style-name="P43">Ofrecer métodos para saber que jugador ganó (ganó max, ganó min)</text:p>
        </text:list-item>
        <text:list-item>
          <text:p text:style-name="P43">Ofrecer métodos para saber a que jugador pertenece un estado (es max, es min)</text:p>
        </text:list-item>
        <text:list-item>
          <text:p text:style-name="P43">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1673834141" text:style-name="L4">
        <text:list-item>
          <text:p text:style-name="P44">Definir cual es el estado inicial del problema</text:p>
        </text:list-item>
        <text:list-item>
          <text:p text:style-name="P44">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2036148206" text:style-name="L5">
        <text:list-item>
          <text:p text:style-name="P45">Contener el problema de búsqueda sobre el que realiza las búsquedas</text:p>
        </text:list-item>
        <text:list-item>
          <text:p text:style-name="P45">Realizar la búsqueda</text:p>
        </text:list-item>
        <text:list-item>
          <text:p text:style-name="P45"><text:soft-page-break/>Obtener la solución al problema</text:p>
        </text:list-item>
        <text:list-item>
          <text:p text:style-name="P45">Obtener el estado actual de la búsqueda en forma de texto</text:p>
        </text:list-item>
        <text:list-item>
          <text:p text:style-name="P45">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279795441" text:style-name="L6">
        <text:list-item>
          <text:p text:style-name="P46">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1941934113" text:style-name="L7">
        <text:list-item>
          <text:p text:style-name="P47">Computar el valor de un estado en el árbol de búsqueda</text:p>
        </text:list-item>
        <text:list-item>
          <text:p text:style-name="P47">Computar el mejor movimiento a realizar a un estado dado</text:p>
        </text:list-item>
        <text:list-item>
          <text:p text:style-name="P47">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124309602" text:style-name="L8">
        <text:list-item>
          <text:p text:style-name="P48">Pasar requerimientos de movimiento al motor</text:p>
        </text:list-item>
        <text:list-item>
          <text:p text:style-name="P48">Mantener “la ultima jugada” de cada jugador</text:p>
        </text:list-item>
        <text:list-item>
          <text:p text:style-name="P48">Permitir deshacer una jugada</text:p>
        </text:list-item>
        <text:list-item>
          <text:p text:style-name="P48">Permitir cambiar ajustes del motor relacionadas a la dificultad</text:p>
        </text:list-item>
        <text:list-item>
          <text:p text:style-name="P48">Definir nombres de jugadores y cual comienza</text:p>
        </text:list-item>
        <text:list-item>
          <text:p text:style-name="P48">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424966505" text:style-name="L9">
        <text:list-item>
          <text:p text:style-name="P49">Comprobar que los estados pasados por la aplicación son correctos</text:p>
        </text:list-item>
      </text:list>
      <text:p text:style-name="P1"/>
      <text:p text:style-name="P1"/>
      <text:p text:style-name="P2">Diseño detallado:<text:tab/><text:tab/>[TODO:COMPLETAR]</text:p>
      <text:p text:style-name="P2">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text:soft-page-break/>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 text:outline-level="2"><text:soft-page-break/>Garoé:Una Plataforma Orientada a Objetos para el Desarrollo de Soluciones Algorítmicas basadas en Búsqueda‏</text:h>
      <text:p text:style-name="P31"/>
      <text:p text:style-name="P32"/>
      <text:p text:style-name="P32"/>
      <text:p text:style-name="P33"/>
      <text:p text:style-name="P34">Autores: Fiori, Carla Noelia</text:p>
      <text:p text:style-name="P34"><text:tab/> <text:s text:c="3"/>Gutierrez Brida, Simon Emmanuel</text:p>
      <text:p text:style-name="P34"/>
      <text:p text:style-name="P33"/>
      <text:p text:style-name="P33"/>
      <text:p text:style-name="P35">Universidad Nacional de Río Cuarto.</text:p>
      <text:p text:style-name="P35">07/Noviembre/2011</text:p>
      <text:p text:style-name="P32"/>
      <text:p text:style-name="P32"/>
      <text:p text:style-name="P32"/>
      <text:p text:style-name="P32"/>
      <text:p text:style-name="P32"><text:soft-page-break/>Índice</text:p>
      <table:table table:name="Tabla1" table:style-name="Tabla1">
        <table:table-column table:style-name="Tabla1.A"/>
        <table:table-column table:style-name="Tabla1.B"/>
        <table:table-row table:style-name="Tabla1.1">
          <table:table-cell table:style-name="Tabla1.A1" office:value-type="string">
            <text:p text:style-name="P19">1. Introducción……………………………………………………………………………………</text:p>
          </table:table-cell>
          <table:table-cell table:style-name="Tabla1.B1" office:value-type="string">
            <text:p text:style-name="P26">5</text:p>
          </table:table-cell>
        </table:table-row>
        <table:table-row table:style-name="Tabla1.1">
          <table:table-cell table:style-name="Tabla1.A1" office:value-type="string">
            <text:p text:style-name="P27">2. Objetivos……………………………………………………………………………………….</text:p>
          </table:table-cell>
          <table:table-cell table:style-name="Tabla1.B1" office:value-type="string">
            <text:p text:style-name="P26">5</text:p>
          </table:table-cell>
        </table:table-row>
        <table:table-row table:style-name="Tabla1.1">
          <table:table-cell table:style-name="Tabla1.A1" office:value-type="string">
            <text:p text:style-name="P27">3. Implementación del TAD…………..…………………………………………………………</text:p>
          </table:table-cell>
          <table:table-cell table:style-name="Tabla1.B1" office:value-type="string">
            <text:p text:style-name="P26">6</text:p>
          </table:table-cell>
        </table:table-row>
        <table:table-row table:style-name="Tabla1.1">
          <table:table-cell table:style-name="Tabla1.A1" office:value-type="string">
            <text:p text:style-name="P36">3.1. Planificación del Taller..……..…………………………………………………….</text:p>
          </table:table-cell>
          <table:table-cell table:style-name="Tabla1.B1" office:value-type="string">
            <text:p text:style-name="P26">6</text:p>
          </table:table-cell>
        </table:table-row>
        <table:table-row table:style-name="Tabla1.1">
          <table:table-cell table:style-name="Tabla1.A1" office:value-type="string">
            <text:p text:style-name="P36">3.2. En el aula: Actividades y Metodología………………………………………….</text:p>
          </table:table-cell>
          <table:table-cell table:style-name="Tabla1.B1" office:value-type="string">
            <text:p text:style-name="P26">8</text:p>
          </table:table-cell>
        </table:table-row>
        <table:table-row table:style-name="Tabla1.1">
          <table:table-cell table:style-name="Tabla1.A1" office:value-type="string">
            <text:p text:style-name="P37">3.2.1. Metodología……………………………………………………………..</text:p>
          </table:table-cell>
          <table:table-cell table:style-name="Tabla1.B1" office:value-type="string">
            <text:p text:style-name="P26">8</text:p>
          </table:table-cell>
        </table:table-row>
        <table:table-row table:style-name="Tabla1.1">
          <table:table-cell table:style-name="Tabla1.A1" office:value-type="string">
            <text:p text:style-name="P37">3.2.2. Actividades………………………………………………………………</text:p>
          </table:table-cell>
          <table:table-cell table:style-name="Tabla1.B1" office:value-type="string">
            <text:p text:style-name="P26">8</text:p>
          </table:table-cell>
        </table:table-row>
        <table:table-row table:style-name="Tabla1.1">
          <table:table-cell table:style-name="Tabla1.A1" office:value-type="string">
            <text:p text:style-name="P38">3.2.2.1. Inicio…………………………………………………………..</text:p>
          </table:table-cell>
          <table:table-cell table:style-name="Tabla1.B1" office:value-type="string">
            <text:p text:style-name="P26">9</text:p>
          </table:table-cell>
        </table:table-row>
        <table:table-row table:style-name="Tabla1.1">
          <table:table-cell table:style-name="Tabla1.A1" office:value-type="string">
            <text:p text:style-name="P38">3.2.2.2. Geografía…………………………………………………….</text:p>
          </table:table-cell>
          <table:table-cell table:style-name="Tabla1.B1" office:value-type="string">
            <text:p text:style-name="P26">9</text:p>
          </table:table-cell>
        </table:table-row>
        <table:table-row table:style-name="Tabla1.1">
          <table:table-cell table:style-name="Tabla1.A1" office:value-type="string">
            <text:p text:style-name="P38">3.2.2.3. Video………………………………………………………….</text:p>
          </table:table-cell>
          <table:table-cell table:style-name="Tabla1.B1" office:value-type="string">
            <text:p text:style-name="P26">10</text:p>
          </table:table-cell>
        </table:table-row>
        <table:table-row table:style-name="Tabla1.1">
          <table:table-cell table:style-name="Tabla1.A1" office:value-type="string">
            <text:p text:style-name="P38">3.2.2.4. Búsqueda de información…………………………………..</text:p>
          </table:table-cell>
          <table:table-cell table:style-name="Tabla1.B1" office:value-type="string">
            <text:p text:style-name="P26">11</text:p>
          </table:table-cell>
        </table:table-row>
        <table:table-row table:style-name="Tabla1.1">
          <table:table-cell table:style-name="Tabla1.A1" office:value-type="string">
            <text:p text:style-name="P38">3.2.2.5. Correo Electrónico…………………………………………..</text:p>
          </table:table-cell>
          <table:table-cell table:style-name="Tabla1.B1" office:value-type="string">
            <text:p text:style-name="P26">11</text:p>
          </table:table-cell>
        </table:table-row>
        <table:table-row table:style-name="Tabla1.1">
          <table:table-cell table:style-name="Tabla1.A1" office:value-type="string">
            <text:p text:style-name="P38">3.2.2.6. Chat…………………………………………………………..</text:p>
          </table:table-cell>
          <table:table-cell table:style-name="Tabla1.B1" office:value-type="string">
            <text:p text:style-name="P26">12</text:p>
          </table:table-cell>
        </table:table-row>
        <table:table-row table:style-name="Tabla1.1">
          <table:table-cell table:style-name="Tabla1.A1" office:value-type="string">
            <text:p text:style-name="P36">3.3. Espacios de Socialización………………………………………………………..</text:p>
          </table:table-cell>
          <table:table-cell table:style-name="Tabla1.B1" office:value-type="string">
            <text:p text:style-name="P26">12</text:p>
          </table:table-cell>
        </table:table-row>
        <table:table-row table:style-name="Tabla1.1">
          <table:table-cell table:style-name="Tabla1.A1" office:value-type="string">
            <text:p text:style-name="P29"><text:span text:style-name="T19">3.</text:span><text:span text:style-name="T19">4. Opiniones de los Protagonistas……………………..…………………………..</text:span></text:p>
          </table:table-cell>
          <table:table-cell table:style-name="Tabla1.B1" office:value-type="string">
            <text:p text:style-name="P26">13</text:p>
          </table:table-cell>
        </table:table-row>
        <table:table-row table:style-name="Tabla1.1">
          <table:table-cell table:style-name="Tabla1.A1" office:value-type="string">
            <text:p text:style-name="P30"><text:span text:style-name="T19">3.</text:span><text:span text:style-name="T19">4.1. Nuestro Profe, Jorge Guazzone……………………………………….</text:span></text:p>
          </table:table-cell>
          <table:table-cell table:style-name="Tabla1.B1" office:value-type="string">
            <text:p text:style-name="P26">13</text:p>
          </table:table-cell>
        </table:table-row>
        <table:table-row table:style-name="Tabla1.1">
          <table:table-cell table:style-name="Tabla1.A1" office:value-type="string">
            <text:p text:style-name="P30"><text:span text:style-name="T19">3.</text:span><text:span text:style-name="T19">4.2. Un docente voluntario del equipo de trabajo, Julián Conde………</text:span></text:p>
          </table:table-cell>
          <table:table-cell table:style-name="Tabla1.B1" office:value-type="string">
            <text:p text:style-name="P26">14</text:p>
          </table:table-cell>
        </table:table-row>
        <table:table-row table:style-name="Tabla1.1">
          <table:table-cell table:style-name="Tabla1.A1" office:value-type="string">
            <text:p text:style-name="P29"><text:span text:style-name="T19">3.</text:span><text:span text:style-name="T19">5. Viaje de Cierre………………………………………………………………………</text:span></text:p>
          </table:table-cell>
          <table:table-cell table:style-name="Tabla1.B1" office:value-type="string">
            <text:p text:style-name="P26">15</text:p>
          </table:table-cell>
        </table:table-row>
        <table:table-row table:style-name="Tabla1.1">
          <table:table-cell table:style-name="Tabla1.A1" office:value-type="string">
            <text:p text:style-name="P29"><text:span text:style-name="T19">3.</text:span><text:span text:style-name="T19">6. Acto de Cierre (Entrega de Certificados)……………………………………….</text:span></text:p>
          </table:table-cell>
          <table:table-cell table:style-name="Tabla1.B1" office:value-type="string">
            <text:p text:style-name="P26">17</text:p>
          </table:table-cell>
        </table:table-row>
        <table:table-row table:style-name="Tabla1.1">
          <table:table-cell table:style-name="Tabla1.A1" office:value-type="string">
            <text:p text:style-name="P28"><text:span text:style-name="T19">4</text:span><text:span text:style-name="T19">. Conclusión……………………………………………………………………………………..</text:span></text:p>
          </table:table-cell>
          <table:table-cell table:style-name="Tabla1.B1" office:value-type="string">
            <text:p text:style-name="P26">17</text:p>
          </table:table-cell>
        </table:table-row>
        <table:table-row table:style-name="Tabla1.1">
          <table:table-cell table:style-name="Tabla1.A1" office:value-type="string">
            <text:p text:style-name="P28"><text:span text:style-name="T19">5</text:span><text:span text:style-name="T19">. Referencias……………………………………………………………………………………</text:span></text:p>
          </table:table-cell>
          <table:table-cell table:style-name="Tabla1.B1" office:value-type="string">
            <text:p text:style-name="P26">20</text:p>
          </table:table-cell>
        </table:table-row>
      </table:table>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text:span text:style-name="T10">1-introducción</text:span><text:line-break/><text:span text:style-name="T20">descripción</text:span><text:span text:style-name="T12"> gral del problema</text:span><text:span text:style-name="T20"><text:line-break/>descripción</text:span><text:span text:style-name="T12"> mas especifica del problema concreto a resolver</text:span></text:p>
      <text:p text:style-name="P21"><text:span text:style-name="T17">descripción de la solución</text:span><text:line-break/><text:span text:style-name="T10">estructura del reporte (en esta sección tal y tal, en  esta otra tal y tal)</text:span><text:line-break/></text:p>
      <text:p text:style-name="P22">2-Preliminares (paraff q son <text:span text:style-name="T22">patrones de diseño</text:span>, cosas q necesito saber)</text:p>
      <text:p text:style-name="P24"><text:line-break/><text:span text:style-name="T10">3- Busqueda a la programación(aca va </text:span><text:span text:style-name="T12">Backtraking</text:span><text:span text:style-name="T10">, </text:span><text:span text:style-name="T14">motores</text:span><text:span text:style-name="T10">, q es </text:span><text:span text:style-name="T17">busqueda, informada</text:span><text:span text:style-name="T10">)</text:span><text:line-break/><text:span text:style-name="T17">busqueda en gral</text:span><text:span text:style-name="T22"><text:line-break/></text:span><text:span text:style-name="T17">busqueda a problemas con advers</text:span><text:line-break/><text:span text:style-name="T10">....</text:span><text:line-break/><text:span text:style-name="T10">ejemplos (de busqueda, jarras, indiana, granja, tateti, laberinto)</text:span><text:line-break/><text:line-break/><text:line-break/><text:span text:style-name="T10">4- Framework para solucion basados en busqueda</text:span><text:line-break/><text:span text:style-name="T10">breve introduccion, metodologias</text:span><text:line-break/><text:span text:style-name="T10">4.1 requerimientos(scope) (ESPECIFICACIONES DE REQUERIMIENTOS)</text:span><text:line-break/><text:span text:style-name="T10">4.2 diseño (de clases, no detallado), poner el diagrama q esta en especif de requerimiento</text:span><text:line-break/><text:span text:style-name="T10">4.3 Implementacion (rutinas importantes- si queremos- ) usamos eclipse, por tal y tal cosa</text:span><text:line-break/><text:span text:style-name="T10">4.4 testing (tablitas)</text:span><text:line-break/><text:line-break/><text:span text:style-name="T10">5- casos de estudio</text:span><text:line-break/><text:line-break/><text:span text:style-name="T10">6-conclusion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text:soft-page-break/>1. INTRODUCCION</text:p>
      <text:p text:style-name="P10"/>
      <text:p text:style-name="P8">introducción General:</text:p>
      <text:p text:style-name="Standard"/>
      <text:p text:style-name="P6">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57">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23"/>
      <text:p text:style-name="P9">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18">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6">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text:soft-page-break/>estas partes.</text:p>
      <text:p text:style-name="P6"/>
      <text:p text:style-name="P6">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6"/>
      <text:p text:style-name="P18">[AGREGAR COMO NOTA AL PIE]</text:p>
      <text:p text:style-name="P18">*Los pasos de transformación pueden entenderse como cambios atómicos al estado, cambios que no pueden subdividirse en pasos mas pequeños.</text:p>
      <text:p text:style-name="P18"/>
      <text:p text:style-name="P18">**La genericidad con restricciones es aquella que restringe a los parámetros de clases para que deriven de una clase en particular, ej: Clase&lt;C implements Comparable&lt;C&gt;&gt;.</text:p>
      <text:p text:style-name="P14"/>
      <text:p text:style-name="P8">Descripción de la solución</text:p>
      <text:p text:style-name="P8"/>
      <text:p text:style-name="P18">Se desea construir una plataforma (conjunto de clases, clases abstractas e interfaces) que actúe de base para el desarrollo de: <text:span text:style-name="T25">motores de búsqueda con y sin adversario</text:span><text:span text:style-name="T24"> (a partir de ahora llamados MBA y MBSA respectivamente);</text:span><text:span text:style-name="T26"> </text:span><text:span text:style-name="T25">problemas de búsqueda con y sin adversario </text:span><text:span text:style-name="T26">(a partir de ahora llamados PBA y PBSA respectivamente)</text:span><text:span text:style-name="T25"> mediante la descripción de sus componentes</text:span><text:span text:style-name="T26"> (noción de estado, descripción del problema, reglas de cambio de estado). Y dos ejemplos de uso, un</text:span><text:span text:style-name="T25"> juego con adversario</text:span><text:span text:style-name="T26">, y otro </text:span><text:span text:style-name="T25">juego sin adversario</text:span><text:span text:style-name="T26">, usados para demostrar la utilización de la plataforma y mostrar sus ventajas frente a tener que desarrollarlos sin tener a la misma.</text:span></text:p>
      <text:p text:style-name="P18"/>
      <text:p text:style-name="P18">El <text:span text:style-name="T25">motor de búsqueda con adversario debe ser minMax con poda alfa-beta</text:span><text:span text:style-name="T3">[REFERENCIA A MOTORES]</text:span>, en cambio el <text:span text:style-name="T25">motor de búsqueda para problemas sin adversario es a libre elección</text:span>. Ambos <text:span text:style-name="T25">problemas de ejemplo deben ser juegos</text:span> (uno con adversario y el otro sin) y el <text:span text:style-name="T25">juego sin adversario debe proveer una interfaz gráfica</text:span> de usuario. Alguno de los dos juegos con adversario debe ser ser de mediana complejidad (ej: mayor complejidad que reversi y menor que ajedrez).</text:p>
      <text:p text:style-name="P18"/>
      <text:p text:style-name="P18">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oft-page-break/>2. <text:s/><text:span text:style-name="T18">Preliminares</text:span></text:p>
      <text:p text:style-name="Standard"><text:span text:style-name="T18"><text:line-break/></text:span><text:span text:style-name="T15">2.1. Patrones de Diseño</text:span></text:p>
      <text:p text:style-name="P15"/>
      <text:p text:style-name="P16">Diseñar software orientado a objetos es difícil, y diseñar software orientado a objetos que sea reutilizable es aún mas difícil. </text:p>
      <text:p text:style-name="P16">Es necesario encontrar objetos pertinentes, factorizarlos en clases con la correcta granularidad, definir interfaces de clase y jerarquías de herencia, y establecer relaciones claves entre si. </text:p>
      <text:p text:style-name="P16">El diseño debería ser especifico al problema que se está resolviendo pero lo suficientemente general para resolver futuros problemas y requerimientos. También es deseable evitar el rediseño o al menos </text:p>
      <text:p text:style-name="P16">minimizarlo. Es muy dificil resolver un problema desde cero, en cambio es mucho mas sencillo reutilizar soluciones que ya han probado ser efectivas anteriormente. En general es comun encontrar patrones </text:p>
      <text:p text:style-name="P16">recurrentes de clases y comunicación entre objetos en muchos sistemas orientados a objetos. Estos patrones resuelven probleas de diseño especificos y hacen a los diseños orientados a objetos mas flexibles, </text:p>
      <text:p text:style-name="P16">elegantes y finalmente reutilizables. Ayudan a los diseñadores a reusar diseños exitosos al basar nuevos diseños en experiencias anteriores. </text:p>
      <text:p text:style-name="P16">En forma simple un patron de diseño ayuda a un diseñador a diseñar "bien" mas rapidamente. </text:p>
      <text:p text:style-name="P16"/>
      <text:p text:style-name="P16">Que es un patrón de diseño? </text:p>
      <text:p text:style-name="P16"/>
      <text:p text:style-name="P16">Christopher Alexander dijo "Cada patron describe un problema que ocurre una y otra vez en nuestro ambiente, y luego describe el nucle de la solución a dicho problema, en una forma que se puede utilizar </text:p>
      <text:p text:style-name="P16">esta solución un millon de veces, nunca haciendola de la misma forma". En general un pareon tiene cuatro elementos esenciales: </text:p>
      <text:p text:style-name="P16"/>
      <text:p text:style-name="P16">1- El nombre del patron es una forma de describir un problema de diseño, sus soluciones y consecuencias en una o dos palabras. Tener un nombre para un patrón nos permite diseñar en un nivel mas alto </text:p>
      <text:p text:style-name="P16">de abstracción, utilizarlo en la documentación, al hablar con colegas, etc. </text:p>
      <text:p text:style-name="P16"/>
      <text:p text:style-name="P16">2- El problema describe cuando aplicar el patron. Explica el problema y su contexto. Puede describir problemas especificos de diseño tales como la forma de representar algoritmos como objetos. Puede </text:p>
      <text:p text:style-name="P16">describir clases o estructuras de objetos que son sintomas de un diseño inflexible. A veces el problema contendra una lista de condiciones que deben ser cumplidas para que tenga sentido aplicar el patron. </text:p>
      <text:p text:style-name="P16"/>
      <text:p text:style-name="P16">3- La solucion describe los elementos que hacen al diseño, sus relaciones, responsabilidades y colaboraciones. La solucion no describe un diseño concreto o implementacion en particular, dado que un patron es </text:p>
      <text:p text:style-name="P16">como un molde que puede ser aplicado en muchas situaciones diferentes. En cambio, el patron provee una descripcion abstracta de un problema de diseño y como una organizacion general de elementos (clases y objetos) </text:p>
      <text:p text:style-name="P16">la resuelve. </text:p>
      <text:p text:style-name="P16"/>
      <text:p text:style-name="P16">4- Las consecuencias son los resultados y "trade-off"??? de aplicar el patron. Si bien las consecuencias son a menudo obviadas cuando se describe un desicion de diseño, estas son criticas </text:p>
      <text:p text:style-name="P16">para eveluar las alternativas de diseño y para entender los costos y beneficios de aplicar el patron. Las consecuencias para el software a menudo conciernen al espacio y tiempo. </text:p>
      <text:p text:style-name="P16"><text:soft-page-break/></text:p>
      <text:p text:style-name="P16"/>
      <text:p text:style-name="P16">Un patron de diseño, nombra, resume e identifica los aspectos clases de una estructura de diseño comun que lo hace util para crear un diseño reutilizable orientado a objetos. El patron de diseño identifica </text:p>
      <text:p text:style-name="P16">las clases e instancias participantes, sus roles y colaboraciones, y la distribucion de responsabilidades. Cada patron de diseño se enfoca en un problema de diseño orientado a objetos particular. Describe </text:p>
      <text:p text:style-name="P16">cuando se aplica, si puede aplicarse en vista de otras restricciones de diseño y las consecuencias y "trade-offs"??? de utilizarlo.</text:p>
      <text:p text:style-name="P14"/>
      <text:p text:style-name="P12">2.2. Jav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3. BUSQUEDA DE PROGRAMACION</text:p>
      <text:p text:style-name="P12">3.1. Búsqueda</text:p>
      <text:p text:style-name="P12"/>
      <text:p text:style-name="P16">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6"/>
      <text:p text:style-name="P16"/>
      <text:p text:style-name="P22"/>
      <text:p text:style-name="P12">3.2. Backtracking</text:p>
      <text:p text:style-name="P22"/>
      <text:p text:style-name="P16">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6">Para ciertos problemas la única forma de resolverlos es a través de un estudio exhaustivo de un conjunto conocido a priori de posibles soluciones, en la que tratamos de encontrar una o todas las soluciones importantes y también la óptima.</text:p>
      <text:p text:style-name="P16">Para llevar a cabo este estudio exhaustivo, el diseño vuelta atrás propone una manera sistemática de generar todas las posibles soluciones siempre que dichas soluciones sean susceptibles de resolverse en etapas.</text:p>
      <text:p text:style-name="P16">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6">Sus hijos son las prolongaciones posibles al añadir una nueva etapa. Para examinar el conjunto de posibles soluciones es suficiente recorrer este árbol construyendo soluciones parciales a medida que se avanza en el recorrido.</text:p>
      <text:p text:style-name="P16">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7">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7"/>
      <text:p text:style-name="P12"><text:bookmark-start text:name="__DdeLink__485_1280638000"/>3.2. <text:s/>Ramificación y poda<text:bookmark-end text:name="__DdeLink__485_1280638000"/></text:p>
      <text:p text:style-name="P12"/>
      <text:p text:style-name="P16"/>
      <text:p text:style-name="P16">Este método de diseño y algoritmos es en realidad una variante del diseño vuelta atrás. </text:p>
      <text:p text:style-name="P16">Esta técnica de diseño, cuyo nombre proviene del termino ingles “branch and bound”, se aplica normalmente a problemas de optimización. </text:p>
      <text:p text:style-name="P16">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6">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6"><text:soft-page-break/>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6">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6">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6">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6">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6"/>
      <text:p text:style-name="P13">3.2. Motores de búsqueda</text:p>
      <text:p text:style-name="P13"/>
      <text:p text:style-name="P16">Los motores de búsqueda representan implementaciones de las distintas estrategias para recorrer y encontrar soluciones en un árbol de búsqueda. Por lo cual se explicaran las estrategias y se darán algunos detalles de implementación. </text:p>
      <text:p text:style-name="P16">Las dos primeras estrategias y de las cuales se derivan las demás, son búsqueda a lo ancho (breadth -first search) y búsqueda en profundidad (depth-first search) . Ambos deben tener una forma de marcar los nodos como visitados.</text:p>
      <text:p text:style-name="P16"/>
      <text:p text:style-name="Standard"><text:span text:style-name="T13">3.2.1 Búsqueda a lo ancho</text:span><text:line-break/></text:p>
      <text:p text:style-name="P16">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oft-page-break/><text:span text:style-name="T13">3.2.1.1 Primero el Mejor<text:line-break/></text:span><text:span text:style-name="T11"><text:line-break/>Esta técnica esta basada en búsqueda informada y es una modificación de Búsqueda a la Ancho en donde la cola se cambio por una cola de prioridades. [pregunta NAZA]<text:line-break/></text:span><text:line-break/><text:span text:style-name="T13">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6">Esta estrategia tiene la ventaja de tener un almacenamiento lineal con respecto a la altura del árbol. Pero tiene la desventaja de poder entrar en un ciclo infinito (un nodo tiene como hijo a otro que a su vez lo tiene como hijo al primero).</text:p>
      <text:p text:style-name="P16"/>
      <text:p text:style-name="Standard"><text:span text:style-name="T13">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3">3.2.2.2. Hill Climbing <text:line-break/><text:line-break/></text:span><text:span text:style-name="T16">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6">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3">3.2.2.3. Búsqueda con adversarios </text:span></text:p>
      <text:p text:style-name="P13"/>
      <text:p text:style-name="Standard"><text:span text:style-name="T16">Los motores de búsqueda con adversario cambian con respecto a los motores de búsqueda mencionados anteriormente en que durante la búsqueda se tiene que considerar que hay dos tipos de soluciones, una para cada jugador y cada nivel corresponde a un jugador en particular. </text:span></text:p>
      <text:p text:style-name="Standard"><text:span text:style-name="T13"><text:line-break/>3.2.2.3.1. Min-Max<text:line-break/><text:line-break/></text:span><text:span text:style-name="T16">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6">Si llegaste a una hoja retorna la evaluación de esa hoja, sino si estas en un estado MAX entonces </text:span><text:soft-page-break/><text:span text:style-name="T16">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Standard"><text:span text:style-name="T16"/></text:p>
      <text:p text:style-name="Standard"><text:span text:style-name="T13">3.2.2.3.2. Min Max con poda Alfa-Beta<text:line-break/><text:line-break/></text:span><text:span text:style-name="T16">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6">]</text:span></text:p>
      <text:p text:style-name="Standard"><text:span text:style-name="T16">El valor Alfa, representa a la mejor evaluación conseguida para un nivel MAX y el valor Beta representa la mejor evaluación conseguida para un nivel MIN. </text:span></text:p>
      <text:p text:style-name="Standard"><text:span text:style-name="T16">Cada nodo hijo que se evalúa actualiza el valor de Alfa-Beta según corresponda. El ciclo de evaluación tiene la condición de “para cada nodo hijo y mientras alfa &lt; beta”.</text:span></text:p>
      <text:p text:style-name="P5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11T12:04:42</dc:date>
    <meta:editing-duration>PT16H49M12S</meta:editing-duration>
    <meta:editing-cycles>43</meta:editing-cycles>
    <meta:generator>OpenOffice.org/3.2$Linux OpenOffice.org_project/320m12$Build-9483</meta:generator>
    <dc:creator>Carla Fiori</dc:creator>
    <meta:document-statistic meta:table-count="1" meta:image-count="0" meta:object-count="0" meta:page-count="16" meta:paragraph-count="222" meta:word-count="5327" meta:character-count="33820"/>
  </office:meta>
</office:document-meta>
</file>